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 svg:font-family="Cons"/>
    <style:font-face style:name="Consola" svg:font-family="Consola"/>
    <style:font-face style:name="Consolas" svg:font-family="Consolas" style:font-family-generic="swiss" style:font-pitch="fixed"/>
    <style:font-face style:name="JetBrains Mono" svg:font-family="'JetBrains Mono'" style:font-family-generic="roman" style:font-pitch="variable"/>
    <style:font-face style:name="JetBrains Mono1" svg:font-family="'JetBrains Mono'" style:font-family-generic="swiss" style:font-pitch="fixed"/>
    <style:font-face style:name="Liberation Sans" svg:font-family="'Liberation Sans'" style:font-family-generic="roman" style:font-pitch="variable"/>
    <style:font-face style:name="Liberation Sans Serif" svg:font-family="'Liberation Sans Serif'"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7f403" officeooo:paragraph-rsid="000af62f"/>
    </style:style>
    <style:style style:name="P2" style:family="paragraph" style:parent-style-name="Heading_20_1">
      <style:text-properties officeooo:rsid="000af62f" officeooo:paragraph-rsid="000af62f"/>
    </style:style>
    <style:style style:name="P3" style:family="paragraph" style:parent-style-name="Heading_20_3">
      <style:text-properties officeooo:rsid="0010709b" officeooo:paragraph-rsid="0010709b"/>
    </style:style>
    <style:style style:name="P4" style:family="paragraph" style:parent-style-name="Standard">
      <style:text-properties officeooo:rsid="0010709b" officeooo:paragraph-rsid="0010709b"/>
    </style:style>
    <style:style style:name="P5" style:family="paragraph" style:parent-style-name="Subtitle">
      <style:text-properties officeooo:rsid="00114440" officeooo:paragraph-rsid="000af62f"/>
    </style:style>
    <style:style style:name="P6" style:family="paragraph" style:parent-style-name="Subtitle">
      <style:text-properties officeooo:paragraph-rsid="000af62f"/>
    </style:style>
    <style:style style:name="P7" style:family="paragraph" style:parent-style-name="Text_20_body">
      <style:text-properties officeooo:rsid="0018d818" officeooo:paragraph-rsid="000af62f"/>
    </style:style>
    <style:style style:name="P8" style:family="paragraph" style:parent-style-name="Text_20_body">
      <style:text-properties officeooo:rsid="00114440" officeooo:paragraph-rsid="000af62f"/>
    </style:style>
    <style:style style:name="P9" style:family="paragraph" style:parent-style-name="Text_20_body" style:list-style-name="L1">
      <style:text-properties style:font-name="Liberation Serif" fo:font-size="12pt" officeooo:rsid="0017f403" officeooo:paragraph-rsid="000af62f" style:font-size-asian="12pt" style:font-size-complex="12pt"/>
    </style:style>
    <style:style style:name="P10" style:family="paragraph" style:parent-style-name="Text_20_body" style:list-style-name="L1">
      <style:text-properties style:font-name="Liberation Serif" fo:font-size="12pt" officeooo:rsid="000af62f" officeooo:paragraph-rsid="000af62f" style:font-size-asian="12pt" style:font-size-complex="12pt"/>
    </style:style>
    <style:style style:name="P11" style:family="paragraph" style:parent-style-name="Text_20_body" style:list-style-name="L1">
      <style:text-properties fo:color="#000000" loext:opacity="100%" style:font-name="Liberation Serif" fo:font-size="12pt" fo:font-style="normal" fo:font-weight="normal" officeooo:rsid="0017f403" officeooo:paragraph-rsid="000af62f" style:font-size-asian="12pt" style:font-style-asian="normal" style:font-weight-asian="normal" style:font-size-complex="12pt" style:font-weight-complex="normal"/>
    </style:style>
    <style:style style:name="P12" style:family="paragraph" style:parent-style-name="Text_20_body" style:list-style-name="L1">
      <style:text-properties fo:color="#000000" loext:opacity="100%" style:font-name="Liberation Serif" fo:font-size="12pt" fo:font-style="normal" fo:font-weight="normal" officeooo:rsid="000af62f" officeooo:paragraph-rsid="000af62f" style:font-size-asian="12pt" style:font-style-asian="normal" style:font-weight-asian="normal" style:font-size-complex="12pt" style:font-weight-complex="normal"/>
    </style:style>
    <style:style style:name="P13" style:family="paragraph" style:parent-style-name="Text_20_body" style:list-style-name="L1">
      <style:text-properties fo:color="#000000" loext:opacity="100%" style:font-name="Liberation Serif" fo:font-size="12pt" fo:font-style="normal" fo:font-weight="normal" officeooo:rsid="0010720b" officeooo:paragraph-rsid="0010720b" style:font-size-asian="12pt" style:font-style-asian="normal" style:font-weight-asian="normal" style:font-size-complex="12pt" style:font-weight-complex="normal"/>
    </style:style>
    <style:style style:name="P14" style:family="paragraph" style:parent-style-name="Text_20_body">
      <style:text-properties officeooo:paragraph-rsid="000af62f"/>
    </style:style>
    <style:style style:name="P15" style:family="paragraph" style:parent-style-name="Text_20_body">
      <style:text-properties officeooo:rsid="000af62f" officeooo:paragraph-rsid="000af62f"/>
    </style:style>
    <style:style style:name="P16" style:family="paragraph" style:parent-style-name="Text_20_body">
      <style:text-properties officeooo:rsid="000cc6db" officeooo:paragraph-rsid="000da491"/>
    </style:style>
    <style:style style:name="P17" style:family="paragraph" style:parent-style-name="Text_20_body">
      <style:text-properties officeooo:rsid="000e92f3" officeooo:paragraph-rsid="000e92f3"/>
    </style:style>
    <style:style style:name="P18" style:family="paragraph" style:parent-style-name="Text_20_body">
      <style:text-properties style:font-name="Liberation Serif" fo:font-size="12pt" officeooo:rsid="000e92f3" officeooo:paragraph-rsid="000e92f3" style:font-size-asian="10pt" style:font-size-complex="10pt"/>
    </style:style>
    <style:style style:name="P19" style:family="paragraph" style:parent-style-name="Text_20_body">
      <style:text-properties style:font-name="Liberation Serif" fo:font-size="12pt" officeooo:rsid="001044fc" officeooo:paragraph-rsid="001044fc" style:font-size-asian="10pt" style:font-size-complex="10pt"/>
    </style:style>
    <style:style style:name="P20" style:family="paragraph" style:parent-style-name="Text_20_body">
      <style:text-properties officeooo:rsid="0010709b" officeooo:paragraph-rsid="0010709b"/>
    </style:style>
    <style:style style:name="P21" style:family="paragraph" style:parent-style-name="Text_20_body">
      <style:text-properties officeooo:paragraph-rsid="0010720b"/>
    </style:style>
    <style:style style:name="P22" style:family="paragraph" style:parent-style-name="Title">
      <style:text-properties officeooo:paragraph-rsid="000af62f"/>
    </style:style>
    <style:style style:name="P2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officeooo:rsid="000af62f"/>
    </style:style>
    <style:style style:name="T3" style:family="text">
      <style:text-properties fo:font-style="italic" style:font-style-asian="italic" style:font-style-complex="italic"/>
    </style:style>
    <style:style style:name="T4" style:family="text">
      <style:text-properties fo:font-style="italic" officeooo:rsid="000af62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f62f" style:font-style-asian="normal" style:font-style-complex="normal"/>
    </style:style>
    <style:style style:name="T7" style:family="text">
      <style:text-properties officeooo:rsid="00114440"/>
    </style:style>
    <style:style style:name="T8" style:family="text">
      <style:text-properties fo:font-weight="normal" style:font-weight-asian="normal" style:font-weight-complex="normal"/>
    </style:style>
    <style:style style:name="T9" style:family="text">
      <style:text-properties fo:font-weight="normal" officeooo:rsid="0012b629" style:font-weight-asian="normal" style:font-weight-complex="normal"/>
    </style:style>
    <style:style style:name="T10" style:family="text">
      <style:text-properties fo:font-weight="normal" officeooo:rsid="001044fc" style:font-weight-asian="normal" style:font-weight-complex="normal"/>
    </style:style>
    <style:style style:name="T11" style:family="text">
      <style:text-properties fo:font-weight="normal" officeooo:rsid="000af62f" style:font-weight-asian="normal" style:font-weight-complex="normal"/>
    </style:style>
    <style:style style:name="T12" style:family="text">
      <style:text-properties officeooo:rsid="001a4bd5"/>
    </style:style>
    <style:style style:name="T13" style:family="text">
      <style:text-properties officeooo:rsid="001c433e"/>
    </style:style>
    <style:style style:name="T14" style:family="text">
      <style:text-properties officeooo:rsid="00199480"/>
    </style:style>
    <style:style style:name="T15" style:family="text">
      <style:text-properties style:text-position="0% 100%"/>
    </style:style>
    <style:style style:name="T16" style:family="text">
      <style:text-properties style:text-position="0% 100%" officeooo:rsid="001c433e"/>
    </style:style>
    <style:style style:name="T17" style:family="text">
      <style:text-properties style:text-position="0% 100%" style:font-name="Liberation Serif" fo:font-style="normal" fo:font-weight="normal" style:font-style-asian="normal" style:font-weight-asian="normal" style:font-style-complex="normal" style:font-weight-complex="normal"/>
    </style:style>
    <style:style style:name="T18" style:family="text">
      <style:text-properties style:text-position="0% 100%" style:font-name="Liberation Serif" fo:font-style="normal" fo:font-weight="normal" officeooo:rsid="000da491" style:font-style-asian="normal" style:font-weight-asian="normal" style:font-style-complex="normal" style:font-weight-complex="normal"/>
    </style:style>
    <style:style style:name="T19" style:family="text">
      <style:text-properties style:text-position="0% 100%" style:font-name="Liberation Serif" fo:font-size="10pt" fo:font-style="normal" fo:font-weight="normal" officeooo:rsid="000da491" style:font-style-asian="normal" style:font-weight-asian="normal" style:font-style-complex="normal" style:font-weight-complex="normal"/>
    </style:style>
    <style:style style:name="T20" style:family="text">
      <style:text-properties style:text-position="0% 100%" style:font-name="Consolas" fo:font-style="normal" fo:font-weight="normal" officeooo:rsid="000da491" style:font-style-asian="normal" style:font-weight-asian="normal" style:font-style-complex="normal" style:font-weight-complex="normal"/>
    </style:style>
    <style:style style:name="T21" style:family="text">
      <style:text-properties style:text-position="0% 100%" style:font-name="Consolas" fo:font-size="10pt" fo:font-style="normal" fo:font-weight="normal" style:font-size-asian="12pt" style:font-style-asian="normal" style:font-weight-asian="normal" style:font-size-complex="12pt" style:font-style-complex="normal" style:font-weight-complex="normal"/>
    </style:style>
    <style:style style:name="T22" style:family="text">
      <style:text-properties style:text-position="0% 100%" style:font-name="Consolas" fo:font-size="10pt" fo:font-style="normal" fo:font-weight="normal" style:font-style-asian="normal" style:font-weight-asian="normal" style:font-style-complex="normal" style:font-weight-complex="normal"/>
    </style:style>
    <style:style style:name="T23" style:family="text">
      <style:text-properties style:text-position="0% 100%" style:font-name="Consolas" fo:font-size="10pt" fo:font-style="normal" fo:font-weight="normal" officeooo:rsid="000da491" style:font-style-asian="normal" style:font-weight-asian="normal" style:font-style-complex="normal" style:font-weight-complex="normal"/>
    </style:style>
    <style:style style:name="T24" style:family="text">
      <style:text-properties officeooo:rsid="000af62f"/>
    </style:style>
    <style:style style:name="T25" style:family="text">
      <style:text-properties style:font-name="Consolas"/>
    </style:style>
    <style:style style:name="T26" style:family="text">
      <style:text-properties style:font-name="Consolas" fo:font-weight="normal" officeooo:rsid="000af62f" style:font-weight-asian="normal" style:font-weight-complex="normal"/>
    </style:style>
    <style:style style:name="T27" style:family="text">
      <style:text-properties style:font-name="Consolas" fo:font-size="10pt"/>
    </style:style>
    <style:style style:name="T28" style:family="text">
      <style:text-properties style:font-name="Consolas" fo:font-size="10pt" fo:font-weight="normal" style:font-weight-asian="normal" style:font-weight-complex="normal"/>
    </style:style>
    <style:style style:name="T29" style:family="text">
      <style:text-properties style:font-name="Consolas" fo:font-size="10pt" fo:font-weight="normal" officeooo:rsid="000af62f" style:font-weight-asian="normal" style:font-weight-complex="normal"/>
    </style:style>
    <style:style style:name="T30" style:family="text">
      <style:text-properties style:font-name="Consolas" fo:font-size="10pt" officeooo:rsid="0010709b"/>
    </style:style>
    <style:style style:name="T31" style:family="text">
      <style:text-properties style:font-name="Consolas" officeooo:rsid="0010709b"/>
    </style:style>
    <style:style style:name="T32" style:family="text">
      <style:text-properties style:font-name="Liberation Serif" fo:font-weight="normal" style:font-weight-asian="normal" style:font-weight-complex="normal"/>
    </style:style>
    <style:style style:name="T33" style:family="text">
      <style:text-properties style:font-name="Liberation Serif" fo:font-weight="normal" officeooo:rsid="000af62f" style:font-weight-asian="normal" style:font-weight-complex="normal"/>
    </style:style>
    <style:style style:name="T34" style:family="text">
      <style:text-properties style:font-name="Liberation Serif" fo:font-weight="normal" officeooo:rsid="0011ef88" style:font-weight-asian="normal" style:font-weight-complex="normal"/>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normal" fo:font-weight="normal" style:font-style-asian="normal" style:font-weight-asian="normal" style:font-style-complex="normal" style:font-weight-complex="normal"/>
    </style:style>
    <style:style style:name="T37" style:family="text">
      <style:text-properties fo:color="#111111" loext:opacity="100%"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111111" loext:opacity="100%" style:text-position="0% 100%" style:font-name="Consolas" fo:font-size="10pt" fo:font-style="normal" fo:font-weight="normal" style:font-size-asian="12pt" style:font-style-asian="normal" style:font-weight-asian="normal" style:font-size-complex="12pt" style:font-style-complex="normal" style:font-weight-complex="normal"/>
    </style:style>
    <style:style style:name="T39" style:family="text">
      <style:text-properties fo:color="#111111" loext:opacity="100%" style:text-position="0% 100%" style:font-name="Consola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color="#111111" loext:opacity="100%" style:font-name="Liberation Serif" fo:font-size="12pt" fo:font-style="normal" fo:font-weight="normal" style:font-size-asian="10pt" style:font-style-asian="normal" style:font-weight-asian="normal"/>
    </style:style>
    <style:style style:name="T41" style:family="text">
      <style:text-properties fo:color="#111111" loext:opacity="100%" style:font-name="Liberation Serif" fo:font-size="12pt" fo:font-style="normal" fo:font-weight="normal" officeooo:rsid="0010709b" style:font-size-asian="10pt" style:font-style-asian="normal" style:font-weight-asian="normal"/>
    </style:style>
    <style:style style:name="T42" style:family="text">
      <style:text-properties fo:color="#111111" loext:opacity="100%" style:font-name="Consolas" fo:font-size="12pt" fo:font-style="normal" fo:font-weight="normal" style:font-size-asian="10pt" style:font-style-asian="normal" style:font-weight-asian="normal"/>
    </style:style>
    <style:style style:name="T43" style:family="text">
      <style:text-properties fo:color="#111111" loext:opacity="100%" style:font-name="Consolas" fo:font-size="12pt" fo:font-style="normal" fo:font-weight="normal" officeooo:rsid="0010709b" style:font-size-asian="10pt" style:font-style-asian="normal" style:font-weight-asian="normal"/>
    </style:style>
    <style:style style:name="T44" style:family="text">
      <style:text-properties fo:color="#111111" loext:opacity="100%" style:font-name="Consolas" fo:font-size="10pt" fo:font-style="normal" fo:font-weight="normal" style:font-size-asian="10pt" style:font-style-asian="normal" style:font-weight-asian="normal"/>
    </style:style>
    <style:style style:name="T45" style:family="text">
      <style:text-properties fo:color="#111111" loext:opacity="100%" style:font-name="Consolas" fo:font-size="10pt" fo:font-style="normal" fo:font-weight="normal" officeooo:rsid="0010709b" style:font-size-asian="10pt" style:font-style-asian="normal" style:font-weight-asian="normal"/>
    </style:style>
    <style:style style:name="T46" style:family="text">
      <style:text-properties fo:color="#111111" loext:opacity="100%" style:font-name="Consolas" fo:font-size="10pt" fo:font-style="normal" fo:font-weight="normal" officeooo:rsid="0010709b" style:font-size-asian="10pt" style:font-style-asian="normal" style:font-weight-asian="normal" style:font-size-complex="10pt"/>
    </style:style>
    <style:style style:name="T47" style:family="text">
      <style:text-properties fo:color="#111111" loext:opacity="100%" style:font-name="Consolas" fo:font-size="10pt" fo:font-style="normal" fo:font-weight="normal" officeooo:rsid="00132d5c" style:font-size-asian="10pt" style:font-style-asian="normal" style:font-weight-asian="normal"/>
    </style:style>
    <style:style style:name="T48" style:family="text">
      <style:text-properties fo:font-size="10pt"/>
    </style:style>
    <style:style style:name="T49" style:family="text">
      <style:text-properties officeooo:rsid="0010709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troduction to Quantitative Finance and Financial Risk</text:p>
      <text:p text:style-name="P6"/>
      <text:p text:style-name="P6"><text:span text:style-name="T24">2</text:span><text:span text:style-name="T2">nd</text:span><text:span text:style-name="T7"> Assignment: </text:span>Pricing an American Straddle </text:p>
      <text:p text:style-name="P5">Tsirmpas Dimitris f3352315</text:p>
      <text:p text:style-name="P8"/>
      <text:h text:style-name="P1" text:outline-level="1">Notes</text:h>
      <text:list xml:id="list652606991" text:style-name="L1">
        <text:list-item>
          <text:p text:style-name="P9">There are two scripts; <text:span text:style-name="T24">option_pricing</text:span><text:span text:style-name="T3">.py</text:span> <text:span text:style-name="T24">which is </text:span><text:span text:style-name="T4">executable </text:span>and <text:span text:style-name="T24">option_lib</text:span><text:span text:style-name="T3">.py, </text:span><text:span text:style-name="T6">which contains the pricing model implementations.</text:span></text:p>
        </text:list-item>
        <text:list-item>
          <text:p text:style-name="P10"><text:span text:style-name="T5">The project requires no dependencies.</text:span></text:p>
        </text:list-item>
        <text:list-item>
          <text:p text:style-name="P11">Additional documentation and comments can be found in the source code.</text:p>
        </text:list-item>
        <text:list-item>
          <text:p text:style-name="P12">All algorithms follow a simple class hierarchy by implementing the abstract <text:span text:style-name="T27">Option</text:span> class defined in option_lib.py and using the<text:span text:style-name="T48"> </text:span><text:span text:style-name="T27">OptionType</text:span> Enum in the same file.</text:p>
        </text:list-item>
        <text:list-item>
          <text:p text:style-name="P13">Since the option is at-the-money, <text:span text:style-name="T15"><draw:g text:anchor-type="as-char" svg:y="-0.1236in" draw:z-index="2" draw:style-name="gr1"><svg:title>TexMaths</svg:title><svg:desc>12§display§K = F_t = S_0 V(0, 1y)§svg§600§FALSE§</svg:desc><draw:path draw:style-name="gr2" draw:text-style-name="P23" svg:width="1.4925in" svg:height="0.1476in" svg:x="0.0028in" svg:y="0.0087in" svg:viewBox="0 0 3792 376" svg:d="M0 0c1264 0 2529 0 3792 0 0 125 0 251 0 376-1263 0-2528 0-3792 0 0-125 0-251 0-376z"><text:p/></draw:path><draw:path draw:style-name="gr3" draw:text-style-name="P24" svg:width="0.1409in" svg:height="0.1126in" svg:x="0.0004in" svg:y="0.011in" svg:viewBox="0 0 359 287" svg:d="M199 118c-1-1-2-5-2-6 3-4 7-6 12-10 25-19 49-37 74-56 40-29 57-32 69-33 3 0 7 0 7-8 0-1-1-5-4-5-9 0-20 1-30 1-15 0-32-1-47-1-3 0-8 0-8 8 0 4 2 5 5 5 9 1 13 4 13 10 0 7-13 17-16 19-55 42-109 84-164 126 11-45 23-91 34-136 4-14 4-19 36-19 10 0 14 0 14-8 0-4-4-5-6-5-12 0-42 1-54 1s-42-1-54-1c-4 0-8 0-8 8 0 5 3 5 12 5 4 0 13 1 18 1 7 2 9 3 9 8 0 1-1 2-2 7-19 74-37 150-57 225-3 16-4 20-38 20-7 0-12 0-12 7 0 6 6 6 7 6 11 0 41-2 53-2 10 0 18 1 28 1 8 0 18 1 27 1 3 0 9 0 9-9 0-4-5-4-12-4-16 0-28 0-28-8 0-3 2-12 4-18 6-22 12-44 16-65 21-17 42-34 63-50 17 38 32 76 49 113 5 11 5 12 5 15 0 12-18 13-22 13-5 0-9 0-9 8 0 5 3 4 6 5 16 0 34-2 51-2 10 0 33 2 42 2 1 0 7 0 7-9 0-4-4-4-8-4-17-1-23-5-29-19-20-46-39-92-60-137z"><text:p/></draw:path><draw:path draw:style-name="gr4" draw:text-style-name="P24" svg:width="0.1102in" svg:height="0.0386in" svg:x="0.2024in" svg:y="0.0634in" svg:viewBox="0 0 281 99" svg:d="M266 17c6 0 15 0 15-9 0-8-9-8-15-8-84 0-169 0-253 0-5 0-13 0-13 8 0 9 8 9 14 9 84 0 168 0 252 0zM266 99c6 0 15 0 15-9 0-8-9-8-15-8-84 0-168 0-252 0-6 0-14 0-14 8 0 9 8 9 13 9 84 0 169 0 253 0z"><text:p/></draw:path><draw:path draw:style-name="gr5" draw:text-style-name="P24" svg:width="0.1177in" svg:height="0.1122in" svg:x="0.3744in" svg:y="0.0114in" svg:viewBox="0 0 300 286" svg:d="M113 150c13 0 27 0 41 0 31 0 34 6 34 18 0 4 0 9-3 22 0 1-1 2-1 4 0 3 2 6 4 6 5 0 5-2 8-10 7-31 15-61 22-91 2-4 2-5 2-6 0-2-2-5-5-5-5 0-5 2-6 8-10 34-19 41-55 41-14 0-26 0-39 0 10-36 18-71 28-107 3-14 3-17 23-17 18 0 37 0 55 0 51 0 61 15 61 47 0 10 0 11-1 23 0 5 0 6 0 7 0 3 1 5 5 5s4-2 6-11c2-24 6-48 8-72 1-12-1-12-12-12-68 0-138 0-206 0-9 0-12 0-12 8 0 5 3 5 12 5 15 0 26 0 26 9 0 1 0 2-1 9-19 74-37 148-57 221-3 17-4 21-38 21-7 0-12 0-12 7 0 6 6 6 7 6 12 0 43-2 55-2 15 0 50 2 63 2 5 0 9 0 9-8 0-4-1-3-2-5-1 0-2 0-12 0s-12 0-22-1c-13-2-14-4-14-9 0-1 0-3 2-9 9-35 18-69 27-104z"><text:p/></draw:path><draw:path draw:style-name="gr6" draw:text-style-name="P24" svg:width="0.039in" svg:height="0.0728in" svg:x="0.4799in" svg:y="0.0768in" svg:viewBox="0 0 100 186" svg:d="M61 67c10 0 21 0 30 0 5 0 9 0 9-6 0-5-4-5-9-5-9 0-18 0-27 0 3-14 7-28 10-43 0-1 2-2 2-3 0-6-5-10-11-10-7 0-12 5-13 12-3 8 1-6-12 44-10 0-21 0-30 0-5 0-10 0-10 8 0 3 4 3 10 3 9 0 18 0 27 0-6 23-11 46-17 70-2 7-4 18-4 22 0 18 14 27 31 27 33 0 51-41 51-44 0-4-3-4-4-4-4 0-4 0-6 5-9 19-24 36-40 36-6 0-11-5-11-14 0-4 1-10 3-12 7-29 14-58 21-86z"><text:p/></draw:path><draw:path draw:style-name="gr7" draw:text-style-name="P24" svg:width="0.1102in" svg:height="0.0386in" svg:x="0.589in" svg:y="0.0634in" svg:viewBox="0 0 281 99" svg:d="M266 17c6 0 15 0 15-9 0-8-9-8-15-8-84 0-168 0-252 0-6 0-14 0-14 8 0 9 8 9 14 9 84 0 168 0 252 0zM266 99c6 0 15 0 15-9 0-8-9-8-15-8-84 0-168 0-252 0-6 0-14 0-14 8 0 9 8 9 14 9 84 0 168 0 252 0z"><text:p/></draw:path><draw:path draw:style-name="gr8" draw:text-style-name="P24" svg:width="0.098in" svg:height="0.1193in" svg:x="0.7634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9" draw:text-style-name="P24" svg:width="0.0539in" svg:height="0.0791in" svg:x="0.8622in" svg:y="0.072in" svg:viewBox="0 0 138 202" svg:d="M138 102c0-32-5-55-18-77-10-13-28-25-50-25-70 0-70 81-70 102s0 100 70 100c68 0 68-79 68-100zM70 194c-15 0-33-9-39-33-3-17-3-41-3-62 0-22 0-45 4-61 6-24 24-30 38-30 15 0 31 10 36 27 4 17 4 37 4 64 0 21 0 43-3 61-6 28-27 34-37 34z"><text:p/></draw:path><draw:path draw:style-name="gr10" draw:text-style-name="P24" svg:width="0.1181in" svg:height="0.1161in" svg:x="0.9402in" svg:y="0.011in" svg:viewBox="0 0 301 296" svg:d="M241 48c21-32 39-34 54-35 5 0 4-5 6-7 0-4-2-6-6-6-11 0-23 1-35 1-13 0-27-1-42-1-2 0-7 0-7 8 0 5 4 5 6 5 12 1 19 5 19 15 0 6-3 10-6 15-43 69-86 137-129 205-10-74-19-148-29-222 0-7 11-13 30-13 6 0 10 0 10-8 0-4-3-5-5-5-18 0-36 1-53 1-7 0-16 0-23 0-8 0-15-1-23-1-3 0-8 0-8 8 0 5 4 5 11 5 23 0 24 4 25 15 11 86 23 173 34 258 1 8 2 10 8 10s8-3 11-8c50-79 102-159 152-240z"><text:p/></draw:path><draw:path draw:style-name="gr11" draw:text-style-name="P24" svg:width="0.0382in" svg:height="0.165in" svg:x="1.0811in" svg:y="0in" svg:viewBox="0 0 98 420" svg:d="M98 415c0-2 0-2-7-9-53-53-66-132-66-196 0-73 16-146 67-199 6-5 6-5 6-7 0-3-2-4-4-4-4 0-42 29-68 82-21 47-26 93-26 128 0 32 5 83 28 130 25 52 62 80 66 80 2 0 4-2 4-5z"><text:p/></draw:path><draw:path draw:style-name="gr12" draw:text-style-name="P24" svg:width="0.0697in" svg:height="0.113in" svg:x="1.1358in" svg:y="0.0138in" svg:viewBox="0 0 178 288" svg:d="M178 145c0-32-3-67-17-97-21-41-54-48-72-48-25 0-57 11-73 50-15 29-16 63-16 95 0 33 1 69 19 101 18 34 48 42 70 42 21 0 54-8 73-48 13-30 16-61 16-95zM89 280c-17 0-42-11-49-52-5-24-5-62-5-87 0-27 0-54 3-77 8-51 40-54 51-54 13 0 41 7 49 49 4 24 4 55 4 82 0 32 0 60-4 86-7 40-31 53-49 53z"><text:p/></draw:path><draw:path draw:style-name="gr13" draw:text-style-name="P24" svg:width="0.0189in" svg:height="0.0492in" svg:x="1.2264in" svg:y="0.1059in" svg:viewBox="0 0 49 126" svg:d="M49 44c0-27-11-44-26-44s-23 11-23 23c0 11 8 23 23 23 5 0 9-3 14-6 1-2 1-2 3-2 0 3 0 0 0 6 0 32-15 57-29 71-4 4-4 5-4 6 0 4 1 5 4 5 5 0 38-32 38-82z"><text:p/></draw:path><draw:path draw:style-name="gr14" draw:text-style-name="P24" svg:width="0.0543in" svg:height="0.1098in" svg:x="1.3008in" svg:y="0.0138in" svg:viewBox="0 0 139 280" svg:d="M86 11c0-10 0-11-9-11-27 28-64 28-77 28 0 4 0 8 0 13 8 0 34 0 55-11 0 72 0 144 0 216 0 15-1 21-38 21-5 0-10 0-15 0 0 5 0 9 0 13 16-2 52-2 69-2s54 0 68 2c0-4 0-8 0-13-5 0-8 0-13 0-38 0-40-5-40-21 0-78 0-157 0-235z"><text:p/></draw:path><draw:path draw:style-name="gr15" draw:text-style-name="P24" svg:width="0.076in" svg:height="0.1059in" svg:x="1.374in" svg:y="0.0512in" svg:viewBox="0 0 194 270" svg:d="M192 25c2-6 2-6 2-9 0-8-6-11-12-11-4 0-12 2-15 8 0 3-4 16-6 23-3 11-6 22-9 34-6 25-13 50-19 75-1 6-19 37-47 37-21 0-26-20-26-35 0-20 7-45 22-82 7-18 8-23 8-31 0-18-13-34-35-34-39 0-55 61-55 65s4 4 5 4c3 0 5-2 7-8 11-39 28-53 42-53 4 0 11 0 11 15 0 9-5 21-7 29-17 44-24 68-24 89 0 37 26 49 50 49 17 0 31-7 43-18-6 22-11 41-27 62-11 15-27 28-47 28-6 0-24-2-31-18 6 0 12 0 18-5 3-5 8-9 8-18 0-12-12-13-16-13-9 0-24 6-24 26 0 21 20 36 45 36 44 0 87-38 99-84 14-54 27-108 40-161z"><text:p/></draw:path><draw:path draw:style-name="gr16" draw:text-style-name="P24" svg:width="0.0382in" svg:height="0.165in" svg:x="1.4654in" svg:y="0in" svg:viewBox="0 0 98 420" svg:d="M98 210c0-32-4-84-27-131-25-51-61-79-66-79-3 0-5 1-5 4 0 2 0 2 8 10 42 41 66 109 66 196 0 71-15 145-68 199-6 4-6 4-6 6 0 3 2 5 5 5 5 0 42-29 67-82 22-47 26-94 26-128z"><text:p/></draw:path></draw:g></text:span></text:p>
        </text:list-item>
      </text:list>
      <text:h text:style-name="P2" text:outline-level="1">American option pricing</text:h>
      <text:p text:style-name="P14"><text:span text:style-name="T11">We price American Options via a binomial pricing model defined in the class </text:span><text:span text:style-name="T29">AmericanOption.</text:span><text:span text:style-name="T26"> </text:span><text:span text:style-name="T33">The class implements the abstract method </text:span><text:span text:style-name="T29">Option.price()</text:span><text:span text:style-name="T33"> by constructing two trees; one holding the prices of the stock, and the other the prices of the option for each time-step.</text:span></text:p>
      <text:p text:style-name="P15"><text:span text:style-name="T32">Trees are implemented using Python lists. Each tree is a list and each level of the tree is a new, nested list. Since the tree is binomial (each node has always two branches), we connect the nodes implicitly by index; node 2 of level 1 will be always connected with nodes 2*2 and 2*(2+1) of level 2 (next nested list). Note that this is technically </text:span><text:span text:style-name="T34">redundant</text:span><text:span text:style-name="T32">, since binomial pricing models are </text:span><text:span text:style-name="T35">recombining </text:span><text:span text:style-name="T36">trees. We choose the above method for the sake of programming simplicity.</text:span></text:p>
      <text:p text:style-name="P16"><text:span text:style-name="T36">The price computation begins by constructing the stock price tree (forward pass). Since the compounding term (</text:span><text:span text:style-name="T17"><draw:g text:anchor-type="as-char" svg:y="-0.1484in" draw:z-index="0" draw:style-name="gr1"><svg:title>TexMaths</svg:title><svg:desc>12§display§$e^{(r-\delta)h}§svg§600§FALSE§</svg:desc><draw:path draw:style-name="gr34" draw:text-style-name="P23" svg:width="0.4654in" svg:height="0.1311in" svg:x="0.0039in" svg:y="0.0083in" svg:viewBox="0 0 1183 334" svg:d="M0 0c394 0 789 0 1183 0 0 112 0 222 0 334-394 0-789 0-1183 0 0-112 0-222 0-334z"><text:p/></draw:path><draw:path draw:style-name="gr35" draw:text-style-name="P24" svg:width="0.0638in" svg:height="0.0752in" svg:x="0.0004in" svg:y="0.0728in" svg:viewBox="0 0 163 192" svg:d="M35 83c2-63 38-73 53-73 43 0 48 56 48 73-34 0-68 0-101 0zM35 91c39 0 78 0 117 0 10 0 11 0 11-8 0-42-23-83-75-83-50 0-88 43-88 96 0 57 44 96 92 96 52 0 71-45 71-54 0-3-3-5-6-5s-5 3-5 6c-15 44-52 44-57 44-21 0-37-12-47-28-13-20-13-48-13-64z"><text:p/></draw:path><draw:path draw:style-name="gr36" draw:text-style-name="P24" svg:width="0.0299in" svg:height="0.115in" svg:x="0.0827in" svg:y="0in" svg:viewBox="0 0 77 293" svg:d="M71 0c-55 40-71 102-71 147 0 42 13 105 71 146 2 0 6 0 6-3 0-1 0-3-3-5-39-35-54-85-54-137 0-81 30-119 56-141 1-1 1-2 1-3 0-4-4-4-6-4z"><text:p/></draw:path><draw:path draw:style-name="gr37" draw:text-style-name="P24" svg:width="0.0539in" svg:height="0.0516in" svg:x="0.1264in" svg:y="0.0362in" svg:viewBox="0 0 138 132" svg:d="M56 70c0-1 6-28 8-29 0-3 9-18 18-24 3-3 12-9 24-9 3 0 10 0 16 4-9 2-13 11-13 17s5 11 12 11 17-6 17-18c0-16-17-22-31-22-16 0-29 6-42 20-5-18-23-20-30-20-11 0-19 6-24 14-6 12-11 29-11 30 0 5 5 5 6 5 4 0 4-1 6-9 5-18 10-32 22-32 7 0 9 6 9 15 0 5-2 15-5 24-2 8-4 20-6 26-3 12-6 26-9 39-1 3-4 11-4 12 0 6 6 8 11 8 4 0 10-2 12-8 1-1 4-15 6-22 2-11 6-21 8-32z"><text:p/></draw:path><draw:path draw:style-name="gr38" draw:text-style-name="P24" svg:width="0.0787in" svg:height="0.0051in" svg:x="0.1988in" svg:y="0.0551in" svg:viewBox="0 0 201 14" svg:d="M189 14c4 0 12 0 12-7s-8-7-12-7c-59 0-118 0-177 0-5 0-12 0-12 6 0 8 7 8 12 8 59 0 118 0 177 0z"><text:p/></draw:path><draw:path draw:style-name="gr39" draw:text-style-name="P24" svg:width="0.0512in" svg:height="0.0835in" svg:x="0.2969in" svg:y="0.0043in" svg:viewBox="0 0 131 213" svg:d="M70 82c-45 12-70 49-70 80 0 30 24 51 54 51 35 0 62-41 62-84 0-29-14-46-24-56-10-12-33-36-33-50 0-4 5-12 17-12 9 0 18 5 25 8 2 1 13 7 17 7 7 0 13-6 13-12 0-7-5-8-21-10-3-2-16-4-26-4-22 0-35 13-35 31 0 16 10 34 21 51zM74 90c9 13 20 30 20 52 0 24-15 62-40 62-17 0-32-10-32-33 0-20 12-71 52-81z"><text:p/></draw:path><draw:path draw:style-name="gr40" draw:text-style-name="P24" svg:width="0.0299in" svg:height="0.115in" svg:x="0.3626in" svg:y="0in" svg:viewBox="0 0 77 293" svg:d="M6 0c-2 0-6 0-6 4 0 1 1 2 4 4 25 23 52 63 52 139 0 61-19 107-50 136-5 6-6 6-6 7s1 3 4 3 32-19 51-56c13-24 22-55 22-89 0-42-12-107-71-148z"><text:p/></draw:path><draw:path draw:style-name="gr41" draw:text-style-name="P24" svg:width="0.063in" svg:height="0.0807in" svg:x="0.415in" svg:y="0.0067in" svg:viewBox="0 0 161 206" svg:d="M71 8c0-1 1-3 1-4 0-2-1-4-5-4-6 0-31 2-38 2-3 0-6 2-6 8 0 3 3 3 7 3 14 0 14 3 14 5s-1 4-1 6c-14 55-27 111-42 166-1 6-1 6-1 7 0 4 4 9 10 9 3 0 9-2 12-8 1-1 3-10 6-16 2-10 3-18 6-27 1-5 3-16 4-20 4-11 4-11 10-21 8-14 24-31 47-31 17 0 17 13 17 20 0 18-12 51-17 63-4 8-5 11-5 16 0 14 13 24 29 24 29 0 42-39 42-44 0-3-4-3-5-3-4 0-5 1-6 5-6 24-19 34-31 34-6 0-7-4-7-9 0-7 1-11 7-24 3-9 15-41 15-57 0-5 0-17-10-26-5-4-15-7-28-7-22 0-37 12-48 24 7-30 16-61 23-91z"><text:p/></draw:path></draw:g></text:span><text:span text:style-name="T17">) is also used elsewhere, we split the </text:span><text:span text:style-name="T18">stock growth </text:span><text:span text:style-name="T17">term </text:span><text:span text:style-name="T17"><draw:g text:anchor-type="as-char" svg:y="-0.189in" draw:z-index="1" draw:style-name="gr1"><svg:title>TexMaths</svg:title><svg:desc>12§display§e^{(r-\delta)*h \pm \sigma * \sqrt(h)}§svg§600§FALSE§</svg:desc><draw:path draw:style-name="gr17" draw:text-style-name="P23" svg:width="1.102in" svg:height="0.1717in" svg:x="0.0012in" svg:y="0.0091in" svg:viewBox="0 0 2800 437" svg:d="M1401 437c-467 0-934 0-1401 0 0-146 0-291 0-437 934 0 1866 0 2800 0 0 146 0 291 0 437-467 0-934 0-1399 0z"><text:p/></draw:path><draw:path draw:style-name="gr18" draw:text-style-name="P24" svg:width="0.0634in" svg:height="0.0748in" svg:x="0.0004in" svg:y="0.1142in" svg:viewBox="0 0 162 191" svg:d="M60 89c12 0 43-1 65-10 29-13 31-37 31-43 0-19-16-36-46-36-46 0-110 41-110 114 0 44 25 77 67 77 60 0 95-44 95-50 0-3-2-5-5-5-2 0-2 1-5 4-33 42-80 42-85 42-32 0-36-35-36-50 0-4 0-18 6-43 7 0 16 0 23 0zM40 79c16-63 60-69 70-69 21 0 32 12 32 26 0 43-68 43-84 43-6 0-12 0-18 0z"><text:p/></draw:path><draw:path draw:style-name="gr19" draw:text-style-name="P24" svg:width="0.0299in" svg:height="0.1154in" svg:x="0.0835in" svg:y="0.0323in" svg:viewBox="0 0 77 294" svg:d="M71 0c-57 40-71 102-71 148 0 41 12 106 71 146 2 0 6 0 6-4 0-1-1-2-3-4-39-34-54-84-54-138 0-79 30-119 54-141 2-1 3-2 3-3 0-4-4-4-6-4z"><text:p/></draw:path><draw:path draw:style-name="gr20" draw:text-style-name="P24" svg:width="0.0539in" svg:height="0.0524in" svg:x="0.1276in" svg:y="0.0681in" svg:viewBox="0 0 138 134" svg:d="M55 71c1-2 7-29 9-30 0-2 8-17 18-24 3-3 12-9 24-9 3 0 10 0 16 4-9 4-13 11-13 17s5 11 12 11c6 0 17-6 17-18 0-16-17-22-31-22-16 0-29 6-42 20-6-18-24-20-31-20-11 0-18 7-23 16-6 10-11 27-11 30s4 2 5 3c5 0 5-1 7-9 4-18 10-32 22-32 7 0 9 6 9 15 0 6-2 16-5 24-2 7-4 20-6 26-3 12-6 26-9 39-1 4-4 11-4 12 0 6 6 10 11 10 4 0 10-4 12-9 1-2 4-15 6-23 2-11 5-20 7-31z"><text:p/></draw:path><draw:path draw:style-name="gr21" draw:text-style-name="P24" svg:width="0.0783in" svg:height="0.0051in" svg:x="0.1996in" svg:y="0.0878in" svg:viewBox="0 0 200 14" svg:d="M188 14c5 0 12 0 12-7s-7-7-12-7c-58 0-117 0-176 0-5 0-12 0-12 7s7 7 12 7c59 0 118 0 176 0z"><text:p/></draw:path><draw:path draw:style-name="gr22" draw:text-style-name="P24" svg:width="0.0512in" svg:height="0.0839in" svg:x="0.298in" svg:y="0.0366in" svg:viewBox="0 0 131 214" svg:d="M70 83c-45 11-70 48-70 79 0 32 24 52 54 52 35 0 62-42 62-84 0-29-14-46-24-57-10-12-33-36-33-49 0-5 5-13 17-13 9 0 18 5 25 8 2 1 13 9 17 9 7 0 13-8 13-14 0-7-4-7-21-10-3 0-16-4-26-4-22 0-35 13-35 31 0 16 10 34 21 52zM74 90c9 14 20 30 20 52 0 24-15 64-40 64-16 0-32-11-32-35 0-19 12-71 52-81z"><text:p/></draw:path><draw:path draw:style-name="gr23" draw:text-style-name="P24" svg:width="0.0299in" svg:height="0.1154in" svg:x="0.3638in" svg:y="0.0323in" svg:viewBox="0 0 77 294" svg:d="M6 0c-2 0-6 0-6 4 0 1 1 2 4 4 25 23 52 63 52 140 0 61-19 108-50 136-5 5-6 5-6 6 0 2 1 4 5 4 3 0 31-20 50-56 13-24 22-55 22-90 0-42-12-106-71-148z"><text:p/></draw:path><draw:path draw:style-name="gr24" draw:text-style-name="P24" svg:width="0.0465in" svg:height="0.05in" svg:x="0.4181in" svg:y="0.0654in" svg:viewBox="0 0 119 128" svg:d="M68 64c24-11 35-15 44-18 4-3 7-4 7-10 0-5-4-10-9-10-2 0-2 0-6 4-13 9-27 18-40 27 1-15 3-29 4-44 0-6 0-13-8-13-4 0-10 2-10 10 0 2 2 10 2 14 1 5 2 25 3 33-13-9-26-18-39-27-4-2-5-4-8-4-4 0-8 5-8 10 0 6 4 7 6 9 14 6 30 13 44 19-24 11-34 14-42 18-6 2-8 3-8 9 0 5 4 10 8 10 3 0 3 0 6-4 14-9 28-18 41-26-1 16-3 31-5 48 0 6 6 9 10 9s8-3 8-9c0-3-1-12-1-14-1-6-2-27-3-34 12 8 24 16 36 24 7 6 8 6 10 6 5 0 9-5 9-10 0-6-3-7-6-8-15-6-30-13-45-19z"><text:p/></draw:path><draw:path draw:style-name="gr25" draw:text-style-name="P24" svg:width="0.063in" svg:height="0.0815in" svg:x="0.4843in" svg:y="0.039in" svg:viewBox="0 0 161 208" svg:d="M71 8c0-1 1-3 1-4 0-2-1-4-5-4-6 0-31 2-38 2-3 2-6 2-6 8 0 3 3 3 7 3 14 0 14 3 14 5s0 4-1 7c-14 56-27 111-42 166-1 6-1 6-1 8 0 4 4 9 11 9 2 0 8-2 12-8 0-1 3-12 5-18 2-10 3-18 6-27 1-5 4-15 4-20 4-11 4-11 10-21 10-14 24-31 47-31 17 0 18 13 18 21 0 18-13 50-18 62-4 9-5 11-5 17 0 16 13 25 29 25 29 0 42-41 42-46 0-3-4-3-5-3-4 0-4 1-5 5-7 24-20 36-31 36-7 0-8-5-8-11s2-11 7-24c3-9 15-40 15-57 0-4 0-17-10-25-5-5-14-8-28-8-22 0-37 12-48 24 7-30 16-60 23-91z"><text:p/></draw:path><draw:path draw:style-name="gr26" draw:text-style-name="P24" svg:width="0.0854in" svg:height="0.0854in" svg:x="0.5618in" svg:y="0.0366in" svg:viewBox="0 0 218 218" svg:d="M116 116c30 0 60 0 90 0 5 0 12 0 12-8 0-7-7-7-12-7-30 0-60 0-90 0 0-30 0-59 0-89 0-5 0-12-7-12s-7 6-7 11c0 30 0 60 0 90-30 0-60 0-90 0-5 0-12 0-12 7 0 8 7 8 12 8 30 0 60 0 90 0 0 28 0 57 0 87-30 0-60 0-90 0-5 0-12 0-12 8 0 7 7 7 12 7 65 0 130 0 194 0 5 0 12 0 12-7 0-8-7-8-12-8-30 0-60 0-90 0 0-30 0-59 0-87z"><text:p/></draw:path><draw:path draw:style-name="gr27" draw:text-style-name="P24" svg:width="0.0673in" svg:height="0.0512in" svg:x="0.6634in" svg:y="0.0693in" svg:viewBox="0 0 172 131" svg:d="M156 20c5 0 7 0 11-2 3-2 5-7 5-10 0-8-9-8-14-8-25 0-50 0-75 0-47 0-83 47-83 83 0 28 20 48 50 48 38 0 81-34 81-79 0-5 0-18-10-32 12 0 23 0 35 0zM52 123c-17 0-30-11-30-32 0-9 6-71 56-71 16 0 30 6 30 28 0 6-2 33-17 52-12 17-29 23-39 23z"><text:p/></draw:path><draw:path draw:style-name="gr28" draw:text-style-name="P24" svg:width="0.0469in" svg:height="0.05in" svg:x="0.7476in" svg:y="0.0654in" svg:viewBox="0 0 120 128" svg:d="M70 64c24-11 34-15 42-18 6-3 8-4 8-10 0-5-4-10-8-10-3 0-4 0-8 4-13 9-26 18-39 27 1-15 3-29 5-44 0-6 0-13-10-13-4 0-8 2-8 10 0 2 1 10 1 14 0 5 2 25 3 33-13-9-27-18-40-27-3-2-4-4-6-4-5 0-10 5-10 10 0 6 4 7 7 9 15 6 30 13 45 19-24 11-36 14-44 18-4 2-8 3-8 9 0 5 5 10 10 10 2 0 2 0 6-4 13-9 27-18 40-26-1 16-3 31-4 48 0 6 4 9 8 9s10-3 10-9c0-3-2-12-2-14-1-6-3-27-3-34 12 8 24 16 36 24 7 6 7 6 11 6s8-5 8-10c0-6-4-7-6-8-14-6-30-13-44-19z"><text:p/></draw:path><draw:path draw:style-name="gr29" draw:text-style-name="P24" svg:width="0.1291in" svg:height="0.1654in" svg:x="0.8177in" svg:y="0.0004in" svg:viewBox="0 0 329 421" svg:d="M133 377c-25-54-49-109-74-163-3-7-5-7-6-7-3 1-3 0-7 4-14 9-27 19-40 30-6 3-6 6-6 7s1 4 5 4c2 0 9-5 14-9 3-2 9-7 13-11 28 60 56 122 83 182 4 7 5 7 9 7 7 0 8-2 10-8 64-133 129-264 192-396 3-6 3-7 3-9 0-3-4-8-9-8-3 0-6 2-9 10-59 122-119 245-178 367z"><text:p/></draw:path><draw:path draw:style-name="gr30" draw:text-style-name="P24" svg:width="0.0516in" svg:height="0.0063in" svg:x="0.9441in" svg:y="0.0004in" svg:viewBox="0 0 132 17" svg:d="M66 17c-22 0-44 0-66 0 0-6 0-11 0-17 44 0 88 0 132 0 0 6 0 11 0 17-22 0-44 0-66 0z"><text:p/></draw:path><draw:path draw:style-name="gr31" draw:text-style-name="P24" svg:width="0.0299in" svg:height="0.1154in" svg:x="0.9575in" svg:y="0.0323in" svg:viewBox="0 0 77 294" svg:d="M71 0c-57 40-71 102-71 148 0 41 12 106 71 146 2 0 6 0 6-4 0-1-1-2-4-4-39-34-54-84-54-138 0-79 31-119 55-141 2-1 3-2 3-3 0-4-4-4-6-4z"><text:p/></draw:path><draw:path draw:style-name="gr32" draw:text-style-name="P24" svg:width="0.063in" svg:height="0.0815in" svg:x="1.0047in" svg:y="0.039in" svg:viewBox="0 0 161 208" svg:d="M70 8c0-1 1-3 1-4 0-2-1-4-5-4-6 0-30 2-37 2-3 2-7 2-7 8 0 3 4 3 8 3 13 0 13 3 13 5s0 4-1 7c-13 56-28 111-41 166-1 6-1 6-1 8 0 4 2 9 10 9 3 0 8-2 12-8 1-1 3-12 4-18 3-10 5-18 8-27 1-5 3-15 4-20 3-11 3-11 9-21 9-14 24-31 47-31 16 0 18 13 18 21 0 18-14 50-18 62-3 9-4 11-4 17 0 16 13 25 28 25 30 0 43-41 43-46 0-3-4-2-5-3-5 0-5 1-6 5-7 24-19 36-31 36-6 0-7-5-7-11s1-11 6-24c3-9 15-40 15-57 0-4 0-17-11-25-4-5-13-8-27-8-21 0-37 12-48 24 7-30 15-60 23-91z"><text:p/></draw:path><draw:path draw:style-name="gr33" draw:text-style-name="P24" svg:width="0.0299in" svg:height="0.1154in" svg:x="1.0819in" svg:y="0.0323in" svg:viewBox="0 0 77 294" svg:d="M6 0c-2 0-6 0-6 4 0 1 1 2 2 4 26 23 54 63 54 140 0 61-19 108-51 136-5 5-5 5-5 6 0 2 1 4 4 4s32-20 51-56c13-24 22-55 22-90 0-42-13-106-71-148z"><text:p/></draw:path></draw:g></text:span><text:span text:style-name="T17"><text:s/></text:span><text:span text:style-name="T18">into the compounding and uncertainty term, which we multiply / divide accordingly to get the </text:span><text:span text:style-name="T20">u</text:span><text:span text:style-name="T18"> and </text:span><text:span text:style-name="T20">d</text:span><text:span text:style-name="T18"> factors. This is computationally inefficient (since we evaluate the exponential function twice) but much easier to work with programmatically. This procedure can be found in the</text:span><text:span text:style-name="T19"> </text:span><text:span text:style-name="T23">_compound()</text:span><text:span text:style-name="T18"> and </text:span><text:span text:style-name="T23">_uncertainty()</text:span><text:span text:style-name="T18"> methods. Having defined these methods, we work forwards until the tree is completed.</text:span></text:p>
      <text:p text:style-name="P17"><text:span text:style-name="T18">T</text:span><text:span text:style-name="T17">he last step of the price computation is the backwards pass through the stock price tree. For each node in the stock price tree, we compute the payoff for that option, defined as max(payoff_hold, payoff_exercise). Payoff_exercise is defined in the </text:span><text:span text:style-name="T22">Option._payoff()</text:span><text:span text:style-name="T17"> superclass method, and </text:span><text:soft-page-break/><text:span text:style-name="T17">payoff_hold in </text:span><text:span text:style-name="T21">AmericanOption.</text:span><text:span text:style-name="T38">_hold_payoff()</text:span><text:span text:style-name="T39">. </text:span><text:span text:style-name="T37">In reality, we construct a second tree, treating the stock price tree as read-only, which contains the prices of the option for each corresponding node. The root of that tree is returned as the option’s current price.</text:span></text:p>
      <text:p text:style-name="P18"><text:span text:style-name="T9">B</text:span><text:span text:style-name="T8">oth forward and backward trees are cached in the object. Thus, their values are calculated once </text:span><text:span text:style-name="T10">and when needed again, instantly returned. This significantly reduces computational times, especially for the option Vega and Delta computations.</text:span></text:p>
      <text:p text:style-name="P19"><text:span text:style-name="T8">Computing the option Delta is trivial, since we already hold the forward and backward trees. Calculating Vega is done by creating a new </text:span><text:span text:style-name="T28">AmericanOption</text:span><text:span text:style-name="T8"> with σ’ = σ <text:s/>* 1.01, calculating its price and returning (price’ – price) / 1.01. These can be found in the respective </text:span><text:span text:style-name="T28">AmericanOption.delta() </text:span><text:span text:style-name="T8">and </text:span><text:span text:style-name="T28">AmericanOption.vega()</text:span><text:span text:style-name="T8"> methods.</text:span></text:p>
      <text:p text:style-name="P19"><text:span text:style-name="T8"/></text:p>
      <text:h text:style-name="Heading_20_1" text:outline-level="1">European <text:span text:style-name="T49">option </text:span>pricing</text:h>
      <text:p text:style-name="P20">We employ a Monte Carlo pricing model for European Options. The implementation can be found in the <text:span text:style-name="T27">EuropeanOption</text:span> class. </text:p>
      <text:p text:style-name="P21"><text:span text:style-name="T49">We implement the abstract </text:span><text:span text:style-name="T30">Option.price() </text:span><text:span text:style-name="T49">method by iteratively sampling a standardized normal distribution. The method </text:span><text:span text:style-name="T30">EuropeanOption.</text:span><text:span text:style-name="T44">_calculate_</text:span><text:span text:style-name="T47">rand</text:span><text:span text:style-name="T44">_price</text:span><text:span text:style-name="T45">()</text:span><text:span text:style-name="T41"> accepts the normal sample and computes the random price path. The result is discounted to the present, and added to a running sum in </text:span><text:span text:style-name="T46">EuropeanOption.price()</text:span><text:span text:style-name="T41">. We extract the expected option price by averaging the discounted price sum.</text:span></text:p>
      <text:p text:style-name="P20"><text:span text:style-name="T41">N</text:span><text:span text:style-name="T40">ote that we could have used the </text:span><text:span text:style-name="T44">numpy</text:span><text:span text:style-name="T40"> library to significantly speed up computations by exploiting the vectorized computations and continuous storage provided by the library. We chose to use only functions from the python standard library to keep the project clear of dependencies.</text:span></text:p>
      <text:p text:style-name="P4"/>
      <text:h text:style-name="P3" text:outline-level="3">Output</text:h>
      <text:p text:style-name="P7">American Call Price: 3.8451459731566704, Delta: 0.6038651166625677, Vega: 3.6161203303377576</text:p>
      <text:p text:style-name="P7">American Put Price: 3.6459991371073213, Delta: -0.40590474947503713, Vega: 3.625580527607042</text:p>
      <text:p text:style-name="P7">European Call Price: <text:s/>1.73329809677804</text:p>
      <text:p text:style-name="P7">European Call Price: <text:s/>2.19752811114358</text:p>
      <text:p text:style-name="P7">Check: European options must be cheaper than American: True</text:p>
      <text:p text:style-name="P7">Check: Call Delta - Put Delta ~= 1: Result= 1.0097698661376049</text:p>
      <text:p text:style-name="P7"/>
      <text:p text:style-name="P7">Process finished with exit code 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 svg:font-family="Cons"/>
    <style:font-face style:name="Consola" svg:font-family="Consola"/>
    <style:font-face style:name="Consolas" svg:font-family="Consolas" style:font-family-generic="swiss" style:font-pitch="fixed"/>
    <style:font-face style:name="JetBrains Mono" svg:font-family="'JetBrains Mono'" style:font-family-generic="roman" style:font-pitch="variable"/>
    <style:font-face style:name="JetBrains Mono1" svg:font-family="'JetBrains Mono'" style:font-family-generic="swiss" style:font-pitch="fixed"/>
    <style:font-face style:name="Liberation Sans" svg:font-family="'Liberation Sans'" style:font-family-generic="roman" style:font-pitch="variable"/>
    <style:font-face style:name="Liberation Sans Serif" svg:font-family="'Liberation Sans Serif'"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0:50:17.741310482</meta:creation-date>
    <dc:date>2024-06-20T12:08:50.633526747</dc:date>
    <meta:editing-duration>PT8M18S</meta:editing-duration>
    <meta:editing-cycles>3</meta:editing-cycles>
    <meta:generator>LibreOffice/7.3.7.2$Linux_X86_64 LibreOffice_project/30$Build-2</meta:generator>
    <meta:document-statistic meta:table-count="0" meta:image-count="0" meta:object-count="0" meta:page-count="2" meta:paragraph-count="28" meta:word-count="639" meta:character-count="4258" meta:non-whitespace-character-count="3644"/>
  </office:meta>
</office:document-meta>
</file>